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5.338cm"/>
    </style:style>
    <style:style style:name="Table1.B" style:family="table-column">
      <style:table-column-properties style:column-width="11.663cm"/>
    </style:style>
    <style:style style:name="Table1.A1" style:family="table-cell">
      <style:table-cell-properties style:vertical-align="middle" fo:padding="0cm" fo:border="none"/>
    </style:style>
    <style:style style:name="Table1.A2" style:family="table-cell">
      <style:table-cell-properties style:vertical-align="middle" fo:padding-left="0cm" fo:padding-right="0.238cm" fo:padding-top="0cm" fo:padding-bottom="0.132cm" fo:border-left="none" fo:border-right="0.05pt solid #000000" fo:border-top="none" fo:border-bottom="0.05pt solid #000000"/>
    </style:style>
    <style:style style:name="Table1.B2" style:family="table-cell">
      <style:table-cell-properties style:vertical-align="middle" fo:padding-left="0cm" fo:padding-right="0cm" fo:padding-top="0cm" fo:padding-bottom="0.132cm" fo:border-left="none" fo:border-right="none" fo:border-top="none" fo:border-bottom="0.05pt solid #000000"/>
    </style:style>
    <style:style style:name="Table1.A10" style:family="table-cell">
      <style:table-cell-properties style:vertical-align="middle" fo:padding-left="0cm" fo:padding-right="0.238cm" fo:padding-top="0cm" fo:padding-bottom="0cm" fo:border-left="none" fo:border-right="0.05pt solid #000000" fo:border-top="none" fo:border-bottom="none"/>
    </style:style>
    <style:style style:name="P1" style:family="paragraph" style:parent-style-name="Text_20_body">
      <style:paragraph-properties fo:margin-left="0cm" fo:margin-right="0cm" fo:line-height="140%" fo:text-indent="0cm" style:auto-text-indent="false"/>
    </style:style>
    <style:style style:name="P2" style:family="paragraph" style:parent-style-name="Heading_20_2">
      <style:paragraph-properties fo:margin-left="0cm" fo:margin-right="0cm" fo:text-indent="0cm" style:auto-text-indent="false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line-height="140%" fo:text-indent="0cm" style:auto-text-indent="false" fo:padding="0cm" fo:border="none"/>
    </style:style>
    <style:style style:name="P4" style:family="paragraph" style:parent-style-name="Text_20_body" style:list-style-name="L1">
      <style:paragraph-properties fo:margin-left="0cm" fo:margin-right="0cm" fo:line-height="140%" fo:text-indent="0cm" style:auto-text-indent="false" fo:padding="0cm" fo:border="none"/>
    </style:style>
    <style:style style:name="P5" style:family="paragraph" style:parent-style-name="Text_20_body" style:list-style-name="L2">
      <style:paragraph-properties fo:margin-left="0cm" fo:margin-right="0cm" fo:margin-top="0cm" fo:margin-bottom="0cm" style:contextual-spacing="false" fo:line-height="140%" fo:text-indent="0cm" style:auto-text-indent="false" fo:padding="0cm" fo:border="none"/>
    </style:style>
    <style:style style:name="P6" style:family="paragraph" style:parent-style-name="Text_20_body" style:list-style-name="L2">
      <style:paragraph-properties fo:margin-left="0cm" fo:margin-right="0cm" fo:line-height="140%" fo:text-indent="0cm" style:auto-text-indent="false" fo:padding="0cm" fo:border="none"/>
    </style:style>
    <style:style style:name="P7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8" style:family="paragraph" style:parent-style-name="Text_20_body" style:list-style-name="L3">
      <style:paragraph-properties fo:margin-left="0cm" fo:margin-right="0cm" fo:margin-top="0cm" fo:margin-bottom="0cm" style:contextual-spacing="false" fo:line-height="140%" fo:text-indent="0cm" style:auto-text-indent="false" fo:padding="0cm" fo:border="none"/>
    </style:style>
    <style:style style:name="P9" style:family="paragraph" style:parent-style-name="Text_20_body" style:list-style-name="L3">
      <style:paragraph-properties fo:margin-left="0cm" fo:margin-right="0cm" fo:line-height="140%" fo:text-indent="0cm" style:auto-text-indent="false" fo:padding="0cm" fo:border="none"/>
    </style:style>
    <style:style style:name="P10" style:family="paragraph" style:parent-style-name="Heading_20_3">
      <style:paragraph-properties fo:margin-left="0cm" fo:margin-right="0cm" fo:text-indent="0cm" style:auto-text-indent="false"/>
    </style:style>
    <style:style style:name="P11" style:family="paragraph" style:parent-style-name="Text_20_body" style:list-style-name="L4">
      <style:paragraph-properties fo:margin-left="0cm" fo:margin-right="0cm" fo:margin-top="0cm" fo:margin-bottom="0cm" style:contextual-spacing="false" fo:line-height="140%" fo:text-indent="0cm" style:auto-text-indent="false" fo:padding="0cm" fo:border="none"/>
    </style:style>
    <style:style style:name="P12" style:family="paragraph" style:parent-style-name="Text_20_body" style:list-style-name="L4">
      <style:paragraph-properties fo:margin-left="0cm" fo:margin-right="0cm" fo:line-height="140%" fo:text-indent="0cm" style:auto-text-indent="false" fo:padding="0cm" fo:border="none"/>
    </style:style>
    <style:style style:name="P13" style:family="paragraph" style:parent-style-name="Heading_20_3">
      <style:paragraph-properties fo:margin-left="0cm" fo:margin-right="0cm" fo:line-height="140%" fo:text-indent="0cm" style:auto-text-indent="false"/>
    </style:style>
    <style:style style:name="P14" style:family="paragraph" style:parent-style-name="Table_20_Heading">
      <style:paragraph-properties fo:margin-left="0cm" fo:margin-right="0cm" fo:line-height="142%" fo:text-align="left" style:justify-single-word="false" fo:text-indent="0cm" style:auto-text-indent="false"/>
      <style:text-properties fo:font-size="10.5pt"/>
    </style:style>
    <style:style style:name="P15" style:family="paragraph" style:parent-style-name="Table_20_Contents">
      <style:paragraph-properties fo:margin-left="0cm" fo:margin-right="0cm" fo:line-height="140%" fo:text-align="left" style:justify-single-word="false" fo:orphans="6" fo:text-indent="0cm" style:auto-text-indent="false"/>
    </style:style>
    <style:style style:name="P16" style:family="paragraph" style:parent-style-name="Table_20_Contents">
      <style:paragraph-properties fo:margin-left="0cm" fo:margin-right="0cm" fo:text-align="left" style:justify-single-word="false" fo:orphans="6" fo:text-indent="0cm" style:auto-text-indent="false"/>
    </style:style>
    <style:style style:name="P17" style:family="paragraph" style:parent-style-name="Text_20_body" style:list-style-name="L5">
      <style:paragraph-properties fo:margin-left="0cm" fo:margin-right="0cm" fo:margin-top="0cm" fo:margin-bottom="0cm" style:contextual-spacing="false" fo:line-height="140%" fo:text-indent="0cm" style:auto-text-indent="false" fo:padding="0cm" fo:border="none"/>
    </style:style>
    <style:style style:name="P18" style:family="paragraph" style:parent-style-name="Text_20_body" style:list-style-name="L5">
      <style:paragraph-properties fo:margin-left="0cm" fo:margin-right="0cm" fo:line-height="140%" fo:text-indent="0cm" style:auto-text-indent="false" fo:padding="0cm" fo:border="none"/>
    </style:style>
    <style:style style:name="P19" style:family="paragraph" style:parent-style-name="Text_20_body" style:list-style-name="L6">
      <style:paragraph-properties fo:margin-left="0cm" fo:margin-right="0cm" fo:margin-top="0cm" fo:margin-bottom="0cm" style:contextual-spacing="false" fo:line-height="140%" fo:text-indent="0cm" style:auto-text-indent="false" fo:padding="0cm" fo:border="none"/>
    </style:style>
    <style:style style:name="P20" style:family="paragraph" style:parent-style-name="Text_20_body" style:list-style-name="L6">
      <style:paragraph-properties fo:margin-left="0cm" fo:margin-right="0cm" fo:line-height="140%" fo:text-indent="0cm" style:auto-text-indent="false" fo:padding="0cm" fo:border="none"/>
    </style:style>
    <style:style style:name="P21" style:family="paragraph" style:parent-style-name="Text_20_body" style:list-style-name="L7">
      <style:paragraph-properties fo:margin-left="0cm" fo:margin-right="0cm" fo:margin-top="0cm" fo:margin-bottom="0cm" style:contextual-spacing="false" fo:line-height="140%" fo:text-indent="0cm" style:auto-text-indent="false" fo:padding="0cm" fo:border="none"/>
    </style:style>
    <style:style style:name="P22" style:family="paragraph" style:parent-style-name="Text_20_body" style:list-style-name="L7">
      <style:paragraph-properties fo:margin-left="0cm" fo:margin-right="0cm" fo:line-height="140%" fo:text-indent="0cm" style:auto-text-indent="false" fo:padding="0cm" fo:border="none"/>
    </style:style>
    <style:style style:name="P23" style:family="paragraph" style:parent-style-name="Text_20_body" style:list-style-name="L8">
      <style:paragraph-properties fo:margin-left="0cm" fo:margin-right="0cm" fo:margin-top="0cm" fo:margin-bottom="0cm" style:contextual-spacing="false" fo:line-height="140%" fo:text-indent="0cm" style:auto-text-indent="false" fo:padding="0cm" fo:border="none"/>
    </style:style>
    <style:style style:name="P24" style:family="paragraph" style:parent-style-name="Text_20_body" style:list-style-name="L8">
      <style:paragraph-properties fo:margin-left="0cm" fo:margin-right="0cm" fo:line-height="140%" fo:text-indent="0cm" style:auto-text-indent="false" fo:padding="0cm" fo:border="none"/>
    </style:style>
    <style:style style:name="P25" style:family="paragraph" style:parent-style-name="Text_20_body" style:list-style-name="L9">
      <style:paragraph-properties fo:margin-left="0cm" fo:margin-right="0cm" fo:line-height="140%" fo:text-indent="0cm" style:auto-text-indent="false" fo:padding="0cm" fo:border="none"/>
    </style:style>
    <style:style style:name="P26" style:family="paragraph" style:parent-style-name="Text_20_body" style:list-style-name="L10">
      <style:paragraph-properties fo:margin-left="0cm" fo:margin-right="0cm" fo:line-height="140%" fo:text-indent="0cm" style:auto-text-indent="false" fo:padding="0cm" fo:border="none"/>
    </style:style>
    <style:style style:name="P27" style:family="paragraph" style:parent-style-name="Text_20_body" style:list-style-name="L11">
      <style:paragraph-properties fo:margin-left="0cm" fo:margin-right="0cm" fo:margin-top="0cm" fo:margin-bottom="0cm" style:contextual-spacing="false" fo:line-height="140%" fo:text-indent="0cm" style:auto-text-indent="false" fo:padding="0cm" fo:border="none"/>
    </style:style>
    <style:style style:name="P28" style:family="paragraph" style:parent-style-name="Text_20_body" style:list-style-name="L11">
      <style:paragraph-properties fo:margin-left="0cm" fo:margin-right="0cm" fo:line-height="140%" fo:text-indent="0cm" style:auto-text-indent="false" fo:padding="0cm" fo:border="none"/>
    </style:style>
    <style:style style:name="P29" style:family="paragraph" style:parent-style-name="Text_20_body" style:list-style-name="L12">
      <style:paragraph-properties fo:margin-left="0cm" fo:margin-right="0cm" fo:margin-top="0cm" fo:margin-bottom="0cm" style:contextual-spacing="false" fo:line-height="140%" fo:text-indent="0cm" style:auto-text-indent="false" fo:padding="0cm" fo:border="none"/>
    </style:style>
    <style:style style:name="P30" style:family="paragraph" style:parent-style-name="Text_20_body" style:list-style-name="L12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1" style:family="paragraph" style:parent-style-name="Text_20_body" style:list-style-name="L12">
      <style:paragraph-properties fo:margin-left="0cm" fo:margin-right="0cm" fo:line-height="140%" fo:text-indent="0cm" style:auto-text-indent="false" fo:padding="0cm" fo:border="none"/>
    </style:style>
    <style:style style:name="P32" style:family="paragraph" style:parent-style-name="Text_20_body" style:list-style-name="L13">
      <style:paragraph-properties fo:margin-left="0cm" fo:margin-right="0cm" fo:margin-top="0cm" fo:margin-bottom="0cm" style:contextual-spacing="false" fo:line-height="140%" fo:text-indent="0cm" style:auto-text-indent="false" fo:padding="0cm" fo:border="none"/>
    </style:style>
    <style:style style:name="P33" style:family="paragraph" style:parent-style-name="Text_20_body" style:list-style-name="L13">
      <style:paragraph-properties fo:margin-left="0cm" fo:margin-right="0cm" fo:line-height="140%" fo:text-indent="0cm" style:auto-text-indent="false" fo:padding="0cm" fo:border="none"/>
    </style:style>
    <style:style style:name="P34" style:family="paragraph" style:parent-style-name="Horizontal_20_Line">
      <style:text-properties fo:color="#000000" loext:opacity="100%"/>
    </style:style>
    <style:style style:name="T1" style:family="text">
      <style:text-properties fo:font-family="'Droid Sans Mono', monospace, monospace" loext:padding="0cm" loext:border="none"/>
    </style:style>
    <style:style style:name="T2" style:family="text">
      <style:text-properties fo:color="#81a1c1" loext:opacity="100%" fo:font-family="'Droid Sans Mono', monospace, monospace" loext:padding="0cm" loext:border="none"/>
    </style:style>
    <style:style style:name="T3" style:family="text">
      <style:text-properties fo:font-variant="normal" fo:text-transform="none" fo:color="#000000" loext:opacity="100%" fo:font-family="system-ui, Ubuntu, 'Droid Sans', sans-serif" fo:font-size="9.75pt" fo:letter-spacing="normal" fo:font-style="normal" fo:font-weight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estJS 11, Jest (<text:span text:style-name="Source_20_Text"><text:span text:style-name="T1">npm test</text:span></text:span>), Prisma, Auth JWT em cookie, bcrypt. Os <text:span text:style-name="Source_20_Text"><text:span text:style-name="T1">*.spec.ts</text:span></text:span> de <text:span text:style-name="Source_20_Text"><text:span text:style-name="T1">UsersService</text:span></text:span> e <text:span text:style-name="Source_20_Text"><text:span text:style-name="T1">UsersController</text:span></text:span> hoje só verificam <text:span text:style-name="Source_20_Text"><text:span text:style-name="T1">should be defined</text:span></text:span>; o <text:span text:style-name="Source_20_Text"><text:span text:style-name="T1">AppController</text:span></text:span> tem um caso real; existe e2e mínimo só para <text:span text:style-name="Source_20_Text"><text:span text:style-name="T1">GET /</text:span></text:span>.</text:p>
      <text:p text:style-name="Horizontal_20_Line"/>
      <text:h text:style-name="P2" text:outline-level="2">1. Objetivo e escopo</text:h>
      <text:list text:style-name="L1">
        <text:list-item>
          <text:p text:style-name="P3">Objetivo: cobrir a regra de negócio e os fluxos de erro do backend com testes unitários (dependências falsas: Prisma, JWT, bcrypt, <text:span text:style-name="Source_20_Text"><text:span text:style-name="T1">Response</text:span></text:span>/<text:span text:style-name="Source_20_Text"><text:span text:style-name="T1">Request</text:span></text:span> onde fizer sentido).</text:p>
        </text:list-item>
        <text:list-item>
          <text:p text:style-name="P4">Fora do escopo agora: frontend; expansão grande de e2e (pode ser fase posterior, com banco de teste ou <text:span text:style-name="Source_20_Text"><text:span text:style-name="T1">Testcontainers</text:span></text:span>).</text:p>
        </text:list-item>
      </text:list>
      <text:p text:style-name="Horizontal_20_Line"/>
      <text:h text:style-name="P2" text:outline-level="2">2. Estado atual (baseline)</text:h>
      <text:list text:style-name="L2">
        <text:list-item>
          <text:p text:style-name="P5">Scripts: <text:span text:style-name="Source_20_Text"><text:span text:style-name="T1">test</text:span></text:span>, <text:span text:style-name="Source_20_Text"><text:span text:style-name="T1">test:watch</text:span></text:span>, <text:span text:style-name="Source_20_Text"><text:span text:style-name="T1">test:cov</text:span></text:span>, <text:span text:style-name="Source_20_Text"><text:span text:style-name="T1">test:e2e</text:span></text:span> em <text:span text:style-name="Source_20_Text"><text:span text:style-name="T2">package.json</text:span></text:span>.</text:p>
        </text:list-item>
        <text:list-item>
          <text:p text:style-name="P5">Jest usa <text:span text:style-name="Source_20_Text"><text:span text:style-name="T1">rootDir: "src"</text:span></text:span> e <text:span text:style-name="Source_20_Text"><text:span text:style-name="T1">.*\.spec\.ts$</text:span></text:span>.</text:p>
        </text:list-item>
        <text:list-item>
          <text:p text:style-name="P5">Users: <text:span text:style-name="Source_20_Text"><text:span text:style-name="T1">UsersService</text:span></text:span> concentra hash, tratamento <text:span text:style-name="Source_20_Text"><text:span text:style-name="T1">P2002</text:span></text:span>/<text:span text:style-name="Source_20_Text"><text:span text:style-name="T1">P2025</text:span></text:span>, remoção de senha na resposta; <text:span text:style-name="Source_20_Text"><text:span text:style-name="T1">UsersController</text:span></text:span> impõe self-service em <text:span text:style-name="Source_20_Text"><text:span text:style-name="T1">PATCH</text:span></text:span>/<text:span text:style-name="Source_20_Text"><text:span text:style-name="T1">DELETE</text:span></text:span> e limpa cookie ao excluir conta.</text:p>
        </text:list-item>
        <text:list-item>
          <text:p text:style-name="P6">Auth: <text:span text:style-name="Source_20_Text"><text:span text:style-name="T1">AuthService.login</text:span></text:span> valida usuário/senha e emite token; <text:span text:style-name="Source_20_Text"><text:span text:style-name="T1">AuthController</text:span></text:span> grava cookie no login e limpa no logout; <text:span text:style-name="Source_20_Text"><text:span text:style-name="T1">JwtStrategy.validate</text:span></text:span> mapeia payload → <text:span text:style-name="Source_20_Text"><text:span text:style-name="T1">req.user</text:span></text:span>.</text:p>
        </text:list-item>
      </text:list>
      <text:p text:style-name="Horizontal_20_Line"/>
      <text:h text:style-name="P2" text:outline-level="2">3. Princípios da suíte</text:h>
      <text:list text:style-name="L3">
        <text:list-item>
          <text:p text:style-name="P7">Serviços primeiro: mais lógica e menos acoplamento a HTTP; mocks estáveis.</text:p>
        </text:list-item>
        <text:list-item>
          <text:p text:style-name="P8">Controllers depois: delegação ao service + políticas (403, cookies, status HTTP) com <text:span text:style-name="Source_20_Text"><text:span text:style-name="T1">UsersService</text:span></text:span> / <text:span text:style-name="Source_20_Text"><text:span text:style-name="T1">AuthService</text:span></text:span> mockados.</text:p>
        </text:list-item>
        <text:list-item>
          <text:p text:style-name="P8">Evitar banco real em unitários: mock de <text:span text:style-name="Source_20_Text"><text:span text:style-name="T1">PrismaService</text:span></text:span> (objeto <text:span text:style-name="Source_20_Text"><text:span text:style-name="T1">user: { create, findMany, ... }</text:span></text:span> e <text:span text:style-name="Source_20_Text"><text:span text:style-name="T1">$transaction</text:span></text:span> se surgir).</text:p>
        </text:list-item>
        <text:list-item>
          <text:p text:style-name="P8">bcrypt: em testes de <text:span text:style-name="Source_20_Text"><text:span text:style-name="T1">UsersService</text:span></text:span>/<text:span text:style-name="Source_20_Text"><text:span text:style-name="T1">AuthService</text:span></text:span>, preferir <text:span text:style-name="Source_20_Text"><text:span text:style-name="T1">jest.mock('bcrypt')</text:span></text:span> com <text:span text:style-name="Source_20_Text"><text:span text:style-name="T1">hash</text:span></text:span>/<text:span text:style-name="Source_20_Text"><text:span text:style-name="T1">compare</text:span></text:span> resolvendo valores fixos — testes mais rápidos e determinísticos; reservar 1–2 testes de integração (opcional) se quiser validar rounds reais.</text:p>
        </text:list-item>
        <text:list-item>
          <text:p text:style-name="P9">Erros Prisma: instanciar <text:span text:style-name="Source_20_Text"><text:span text:style-name="T1">Prisma.PrismaClientKnownRequestError</text:span></text:span> com <text:span text:style-name="Source_20_Text"><text:span text:style-name="T1">code</text:span></text:span> <text:span text:style-name="Source_20_Text"><text:span text:style-name="T1">P2002</text:span></text:span> / <text:span text:style-name="Source_20_Text"><text:span text:style-name="T1">P2025</text:span></text:span> (como no código em <text:span text:style-name="Source_20_Text"><text:span text:style-name="T2">users.service.ts</text:span></text:span>) para cobrir os <text:span text:style-name="Source_20_Text"><text:span text:style-name="T1">catch</text:span></text:span>.</text:p>
        </text:list-item>
      </text:list>
      <text:p text:style-name="Horizontal_20_Line"><text:soft-page-break/></text:p>
      <text:h text:style-name="P2" text:outline-level="2">4. Fases de implementação</text:h>
      <text:h text:style-name="P10" text:outline-level="3">Fase A — Base reutilizável (curta)</text:h>
      <text:list text:style-name="L4">
        <text:list-item>
          <text:p text:style-name="P11">Factories/fixtures: funções que retornam <text:span text:style-name="Source_20_Text"><text:span text:style-name="T1">User</text:span></text:span> “como o Prisma” (com <text:span text:style-name="Source_20_Text"><text:span text:style-name="T1">password</text:span></text:span> hash) e DTOs mínimos (<text:span text:style-name="Source_20_Text"><text:span text:style-name="T1">CreateUserDto</text:span></text:span>, <text:span text:style-name="Source_20_Text"><text:span text:style-name="T1">UpdateUserDto</text:span></text:span>, <text:span text:style-name="Source_20_Text"><text:span text:style-name="T1">LoginDto</text:span></text:span>).</text:p>
        </text:list-item>
        <text:list-item>
          <text:p text:style-name="P11">Helper de erro Prisma: função <text:span text:style-name="Source_20_Text"><text:span text:style-name="T1">makePrismaError(code: 'P2002' | 'P2025')</text:span></text:span> para não repetir setup do construtor do erro.</text:p>
        </text:list-item>
        <text:list-item>
          <text:p text:style-name="P12">(Opcional) <text:span text:style-name="Source_20_Text"><text:span text:style-name="T1">src/test-utils/</text:span></text:span> ou ao lado dos specs, sem mudar produção além do necessário.</text:p>
        </text:list-item>
      </text:list>
      <text:h text:style-name="P13" text:outline-level="3">Fase B — <text:span text:style-name="Source_20_Text"><text:span text:style-name="T1">UsersService</text:span></text:span> (prioridade máxima)</text:h>
      <text:p text:style-name="P1">Cobrir, com <text:span text:style-name="Source_20_Text"><text:span text:style-name="T1">PrismaService</text:span></text:span> mockado e <text:span text:style-name="Source_20_Text"><text:span text:style-name="T1">bcrypt</text:span></text:span> mockado quando útil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4">Comportamento</text:p>
            </table:table-cell>
            <table:table-cell table:style-name="Table1.A1" office:value-type="string">
              <text:p text:style-name="P14">O que assertar</text:p>
            </table:table-cell>
          </table:table-row>
        </table:table-header-rows>
        <table:table-row>
          <table:table-cell table:style-name="Table1.A2" office:value-type="string">
            <text:p text:style-name="P15"><text:span text:style-name="Source_20_Text"><text:span text:style-name="T1">create</text:span></text:span></text:p>
          </table:table-cell>
          <table:table-cell table:style-name="Table1.B2" office:value-type="string">
            <text:p text:style-name="P15"><text:span text:style-name="Source_20_Text"><text:span text:style-name="T1">bcrypt.hash</text:span></text:span> com salt 10; <text:span text:style-name="Source_20_Text"><text:span text:style-name="T1">prisma.user.create</text:span></text:span> com dados esperados; retorno sem <text:span text:style-name="Source_20_Text"><text:span text:style-name="T1">password</text:span></text:span>.</text:p>
          </table:table-cell>
        </table:table-row>
        <table:table-row>
          <table:table-cell table:style-name="Table1.A2" office:value-type="string">
            <text:p text:style-name="P15"><text:span text:style-name="Source_20_Text"><text:span text:style-name="T1">create</text:span></text:span> + email duplicado</text:p>
          </table:table-cell>
          <table:table-cell table:style-name="Table1.B2" office:value-type="string">
            <text:p text:style-name="P15"><text:span text:style-name="Source_20_Text"><text:span text:style-name="T1">ConflictException</text:span></text:span> e mensagem já usada no código.</text:p>
          </table:table-cell>
        </table:table-row>
        <table:table-row>
          <table:table-cell table:style-name="Table1.A2" office:value-type="string">
            <text:p text:style-name="P15"><text:span text:style-name="Source_20_Text"><text:span text:style-name="T1">findAll</text:span></text:span> / <text:span text:style-name="Source_20_Text"><text:span text:style-name="T1">findOne</text:span></text:span></text:p>
          </table:table-cell>
          <table:table-cell table:style-name="Table1.B2" office:value-type="string">
            <text:p text:style-name="P16">repasse ao Prisma e retorno propagado.</text:p>
          </table:table-cell>
        </table:table-row>
        <table:table-row>
          <table:table-cell table:style-name="Table1.A2" office:value-type="string">
            <text:p text:style-name="P15"><text:span text:style-name="Source_20_Text"><text:span text:style-name="T1">update</text:span></text:span> com senha</text:p>
          </table:table-cell>
          <table:table-cell table:style-name="Table1.B2" office:value-type="string">
            <text:p text:style-name="P15">hash aplicado antes do <text:span text:style-name="Source_20_Text"><text:span text:style-name="T1">update</text:span></text:span>.</text:p>
          </table:table-cell>
        </table:table-row>
        <table:table-row>
          <table:table-cell table:style-name="Table1.A2" office:value-type="string">
            <text:p text:style-name="P15"><text:span text:style-name="Source_20_Text"><text:span text:style-name="T1">update</text:span></text:span> com <text:span text:style-name="Source_20_Text"><text:span text:style-name="T1">email</text:span></text:span> / <text:span text:style-name="Source_20_Text"><text:span text:style-name="T1">name</text:span></text:span></text:p>
          </table:table-cell>
          <table:table-cell table:style-name="Table1.B2" office:value-type="string">
            <text:p text:style-name="P15"><text:span text:style-name="Source_20_Text"><text:span text:style-name="T1">trim</text:span></text:span> / <text:span text:style-name="Source_20_Text"><text:span text:style-name="T1">toLowerCase</text:span></text:span> no email (como em <text:span text:style-name="Source_20_Text"><text:span text:style-name="T2">users.service.ts</text:span></text:span>).</text:p>
          </table:table-cell>
        </table:table-row>
        <table:table-row>
          <table:table-cell table:style-name="Table1.A2" office:value-type="string">
            <text:p text:style-name="P15"><text:span text:style-name="Source_20_Text"><text:span text:style-name="T1">update</text:span></text:span> + <text:span text:style-name="Source_20_Text"><text:span text:style-name="T1">P2002</text:span></text:span></text:p>
          </table:table-cell>
          <table:table-cell table:style-name="Table1.B2" office:value-type="string">
            <text:p text:style-name="P15"><text:span text:style-name="Source_20_Text"><text:span text:style-name="T1">ConflictException</text:span></text:span>.</text:p>
          </table:table-cell>
        </table:table-row>
        <table:table-row>
          <table:table-cell table:style-name="Table1.A2" office:value-type="string">
            <text:p text:style-name="P15"><text:span text:style-name="Source_20_Text"><text:span text:style-name="T1">update</text:span></text:span> + <text:span text:style-name="Source_20_Text"><text:span text:style-name="T1">P2025</text:span></text:span></text:p>
          </table:table-cell>
          <table:table-cell table:style-name="Table1.B2" office:value-type="string">
            <text:p text:style-name="P15"><text:span text:style-name="Source_20_Text"><text:span text:style-name="T1">NotFoundException</text:span></text:span>.</text:p>
          </table:table-cell>
        </table:table-row>
        <table:table-row>
          <table:table-cell table:style-name="Table1.A2" office:value-type="string">
            <text:p text:style-name="P15"><text:span text:style-name="Source_20_Text"><text:span text:style-name="T1">remove</text:span></text:span> + <text:span text:style-name="Source_20_Text"><text:span text:style-name="T1">P2025</text:span></text:span></text:p>
          </table:table-cell>
          <table:table-cell table:style-name="Table1.B2" office:value-type="string">
            <text:p text:style-name="P15"><text:span text:style-name="Source_20_Text"><text:span text:style-name="T1">NotFoundException</text:span></text:span>.</text:p>
          </table:table-cell>
        </table:table-row>
        <table:table-row>
          <table:table-cell table:style-name="Table1.A10" office:value-type="string">
            <text:p text:style-name="P15"><text:span text:style-name="Source_20_Text"><text:span text:style-name="T1">remove</text:span></text:span> sucesso</text:p>
          </table:table-cell>
          <table:table-cell table:style-name="Table1.A1" office:value-type="string">
            <text:p text:style-name="P15"><text:span text:style-name="Source_20_Text"><text:span text:style-name="T1">delete</text:span></text:span> chamado; sem retorno explícito além de <text:span text:style-name="Source_20_Text"><text:span text:style-name="T1">void</text:span></text:span>.</text:p>
          </table:table-cell>
        </table:table-row>
      </table:table>
      <text:p text:style-name="Standard"/>
      <text:h text:style-name="Heading_20_3" text:outline-level="3">Fase C — <text:span text:style-name="Source_20_Text"><text:span text:style-name="T1">AuthService</text:span></text:span></text:h>
      <text:list text:style-name="L5">
        <text:list-item>
          <text:p text:style-name="P17">Usuário inexistente → <text:span text:style-name="Source_20_Text"><text:span text:style-name="T1">UnauthorizedException</text:span></text:span>.</text:p>
        </text:list-item>
        <text:list-item>
          <text:p text:style-name="P17">Senha incorreta (<text:span text:style-name="Source_20_Text"><text:span text:style-name="T1">bcrypt.compare</text:span></text:span> → <text:span text:style-name="Source_20_Text"><text:span text:style-name="T1">false</text:span></text:span>) → <text:span text:style-name="Source_20_Text"><text:span text:style-name="T1">UnauthorizedException</text:span></text:span>.</text:p>
        </text:list-item>
        <text:list-item>
          <text:p text:style-name="P18">Login OK → <text:span text:style-name="Source_20_Text"><text:span text:style-name="T1">jwtService.signAsync</text:span></text:span> chamado com payload <text:span text:style-name="Source_20_Text"><text:span text:style-name="T1">sub</text:span></text:span>/<text:span text:style-name="Source_20_Text"><text:span text:style-name="T1">email</text:span></text:span>/<text:span text:style-name="Source_20_Text"><text:span text:style-name="T1">name</text:span></text:span>; retorno com <text:span text:style-name="Source_20_Text"><text:span text:style-name="T1">user</text:span></text:span> (sem senha) e <text:span text:style-name="Source_20_Text"><text:span text:style-name="T1">access_token</text:span></text:span>.</text:p>
        </text:list-item>
      </text:list>
      <text:h text:style-name="P13" text:outline-level="3">Fase D — <text:span text:style-name="Source_20_Text"><text:span text:style-name="T1">UsersController</text:span></text:span> (mock de <text:span text:style-name="Source_20_Text"><text:span text:style-name="T1">UsersService</text:span></text:span>)</text:h>
      <text:list text:style-name="L6">
        <text:list-item>
          <text:p text:style-name="P19"><text:span text:style-name="Source_20_Text"><text:span text:style-name="T1">create</text:span></text:span> / <text:span text:style-name="Source_20_Text"><text:span text:style-name="T1">findAll</text:span></text:span> / <text:span text:style-name="Source_20_Text"><text:span text:style-name="T1">findOne</text:span></text:span> chamam o service com os argumentos corretos.</text:p>
        </text:list-item>
        <text:list-item>
          <text:p text:style-name="P19"><text:soft-page-break/><text:span text:style-name="Source_20_Text"><text:span text:style-name="T1">update</text:span></text:span>: mock de <text:span text:style-name="Source_20_Text"><text:span text:style-name="T1">req.user</text:span></text:span> com <text:span text:style-name="Source_20_Text"><text:span text:style-name="T1">userId</text:span></text:span>; id igual → chama <text:span text:style-name="Source_20_Text"><text:span text:style-name="T1">usersService.update</text:span></text:span>; id diferente → <text:span text:style-name="Source_20_Text"><text:span text:style-name="T1">ForbiddenException</text:span></text:span> com a mensagem já usada.</text:p>
        </text:list-item>
        <text:list-item>
          <text:p text:style-name="P20"><text:span text:style-name="Source_20_Text"><text:span text:style-name="T1">remove</text:span></text:span>: mesma regra de autorização; em sucesso, verificar <text:span text:style-name="Source_20_Text"><text:span text:style-name="T1">clearCookie</text:span></text:span> no mock de <text:span text:style-name="Source_20_Text"><text:span text:style-name="T1">Response</text:span></text:span> com <text:span text:style-name="Source_20_Text"><text:span text:style-name="T1">AUTH_COOKIE_NAME</text:span></text:span> e opções alinhadas a <text:span text:style-name="Source_20_Text"><text:span text:style-name="T1">authCookieBase</text:span></text:span> + <text:span text:style-name="Source_20_Text"><text:span text:style-name="T1">secure</text:span></text:span> conforme <text:span text:style-name="Source_20_Text"><text:span text:style-name="T1">NODE_ENV</text:span></text:span> (testar com <text:span text:style-name="Source_20_Text"><text:span text:style-name="T1">production</text:span></text:span> vs não, resetando <text:span text:style-name="Source_20_Text"><text:span text:style-name="T1">process.env</text:span></text:span> no <text:span text:style-name="Source_20_Text"><text:span text:style-name="T1">afterEach</text:span></text:span>).</text:p>
        </text:list-item>
      </text:list>
      <text:p text:style-name="Standard"/>
      <text:p text:style-name="P1">Nota: rotas com <text:span text:style-name="Source_20_Text"><text:span text:style-name="T1">JwtAuthGuard</text:span></text:span> em teste de controller podem usar <text:span text:style-name="Source_20_Text"><text:span text:style-name="T1">overrideGuard(JwtAuthGuard).useValue({ canActivate: () =&gt; true })</text:span></text:span> no <text:span text:style-name="Source_20_Text"><text:span text:style-name="T1">TestingModule</text:span></text:span> e injetar <text:span text:style-name="Source_20_Text"><text:span text:style-name="T1">req</text:span></text:span> via factory ou testar só métodos isolados se preferir não montar o guard.</text:p>
      <text:h text:style-name="P13" text:outline-level="3">Fase E — <text:span text:style-name="Source_20_Text"><text:span text:style-name="T1">AuthController</text:span></text:span></text:h>
      <text:list text:style-name="L7">
        <text:list-item>
          <text:p text:style-name="P21">Mock de <text:span text:style-name="Source_20_Text"><text:span text:style-name="T1">Response</text:span></text:span> com <text:span text:style-name="Source_20_Text"><text:span text:style-name="T1">jest.fn()</text:span></text:span> em <text:span text:style-name="Source_20_Text"><text:span text:style-name="T1">cookie</text:span></text:span> e <text:span text:style-name="Source_20_Text"><text:span text:style-name="T1">clearCookie</text:span></text:span>.</text:p>
        </text:list-item>
        <text:list-item>
          <text:p text:style-name="P22"><text:span text:style-name="Source_20_Text"><text:span text:style-name="T1">login</text:span></text:span>: chama <text:span text:style-name="Source_20_Text"><text:span text:style-name="T1">authService.login</text:span></text:span>; define cookie com nome <text:span text:style-name="Source_20_Text"><text:span text:style-name="T1">access_token</text:span></text:span>, <text:span text:style-name="Source_20_Text"><text:span text:style-name="T1">httpOnly</text:span></text:span>, <text:span text:style-name="Source_20_Text"><text:span text:style-name="T1">sameSite</text:span></text:span>, <text:span text:style-name="Source_20_Text"><text:span text:style-name="T1">path</text:span></text:span>, <text:span text:style-name="Source_20_Text"><text:span text:style-name="T1">maxAge</text:span></text:span> (valor fixo do controller), <text:span text:style-name="Source_20_Text"><text:span text:style-name="T1">secure</text:span></text:span> conforme ambiente; retorno <text:span text:style-name="Source_20_Text"><text:span text:style-name="T1">{ user }</text:span></text:span> sem token no body (o token vai no cookie — alinhar expectativa ao código atual).</text:p>
        </text:list-item>
      </text:list>
      <text:p text:style-name="Standard"/>
      <text:list text:style-name="L8">
        <text:list-item>
          <text:p text:style-name="P23"><text:span text:style-name="Source_20_Text"><text:span text:style-name="T1">logout</text:span></text:span>: <text:span text:style-name="Source_20_Text"><text:span text:style-name="T1">clearCookie</text:span></text:span> com as mesmas opções base.</text:p>
        </text:list-item>
        <text:list-item>
          <text:p text:style-name="P24"><text:span text:style-name="Source_20_Text"><text:span text:style-name="T1">me</text:span></text:span>: retorno <text:span text:style-name="Source_20_Text"><text:span text:style-name="T1">{ id, email, name }</text:span></text:span> a partir de <text:span text:style-name="Source_20_Text"><text:span text:style-name="T1">req.user</text:span></text:span> (guard mockado ou chamada direta ao método com <text:span text:style-name="Source_20_Text"><text:span text:style-name="T1">req</text:span></text:span> fake).</text:p>
        </text:list-item>
      </text:list>
      <text:h text:style-name="P13" text:outline-level="3">Fase F — <text:span text:style-name="Source_20_Text"><text:span text:style-name="T1">JwtStrategy</text:span></text:span></text:h>
      <text:list text:style-name="L9">
        <text:list-item>
          <text:p text:style-name="P25">Teste focado em <text:span text:style-name="Source_20_Text"><text:span text:style-name="T1">validate</text:span></text:span>: entrada <text:span text:style-name="Source_20_Text"><text:span text:style-name="T1">AccessTokenPayload</text:span></text:span> → objeto com <text:span text:style-name="Source_20_Text"><text:span text:style-name="T1">userId</text:span></text:span>, <text:span text:style-name="Source_20_Text"><text:span text:style-name="T1">email</text:span></text:span>, <text:span text:style-name="Source_20_Text"><text:span text:style-name="T1">name</text:span></text:span>. O construtor pode ser coberto com <text:span text:style-name="Source_20_Text"><text:span text:style-name="T1">Test.createTestingModule</text:span></text:span> importando <text:span text:style-name="Source_20_Text"><text:span text:style-name="T1">PassportModule</text:span></text:span>/<text:span text:style-name="Source_20_Text"><text:span text:style-name="T1">JwtModule</text:span></text:span> apenas se necessário; alternativa mínima: instanciar a strategy com <text:span text:style-name="Source_20_Text"><text:span text:style-name="T1">new JwtStrategy()</text:span></text:span> se o <text:span text:style-name="Source_20_Text"><text:span text:style-name="T1">super({...})</text:span></text:span> não quebrar (depende de versão do passport-jwt); se falhar, usar o módulo de teste Nest.</text:p>
        </text:list-item>
      </text:list>
      <text:h text:style-name="P10" text:outline-level="3">Fase G — DTOs (opcional, baixo acoplamento à API)</text:h>
      <text:list text:style-name="L10">
        <text:list-item>
          <text:p text:style-name="P26">Usar <text:span text:style-name="Source_20_Text"><text:span text:style-name="T1">plainToInstance</text:span></text:span> + <text:span text:style-name="Source_20_Text"><text:span text:style-name="T1">validate</text:span></text:span> de <text:span text:style-name="Source_20_Text"><text:span text:style-name="T1">class-validator</text:span></text:span> em casos de borda: email inválido, nome curto, senha curta, transforms de trim — útil para travar mensagens em português já definidas nos decorators.</text:p>
        </text:list-item>
      </text:list>
      <text:h text:style-name="P10" text:outline-level="3"><text:soft-page-break/>Fase H — Limpeza e política de cobertura</text:h>
      <text:list text:style-name="L11">
        <text:list-item>
          <text:p text:style-name="P27"><text:span text:style-name="Source_20_Text"><text:span text:style-name="T1">AppController</text:span></text:span> / <text:span text:style-name="Source_20_Text"><text:span text:style-name="T1">AppService</text:span></text:span>: manter 1 teste ou remover da cobertura alvo se forem só boilerplate.</text:p>
        </text:list-item>
        <text:list-item>
          <text:p text:style-name="P27"><text:span text:style-name="Source_20_Text"><text:span text:style-name="T1">JwtAuthGuard</text:span></text:span>: arquivo vazio de lógica — não precisa de suite dedicada.</text:p>
        </text:list-item>
        <text:list-item>
          <text:p text:style-name="P27"><text:span text:style-name="Source_20_Text"><text:span text:style-name="T1">PrismaService</text:span></text:span>: não é candidato forte a unitário sem refatorar construtor (exige <text:span text:style-name="Source_20_Text"><text:span text:style-name="T1">DATABASE_URL</text:span></text:span>); deixar para e2e ou teste de integração com env injetado.</text:p>
        </text:list-item>
        <text:list-item>
          <text:p text:style-name="P28">Definir meta gradual (<text:span text:style-name="Source_20_Text"><text:span text:style-name="T1">test:cov</text:span></text:span>): por exemplo ≥80% em <text:span text:style-name="Source_20_Text"><text:span text:style-name="T1">users/**</text:span></text:span> e <text:span text:style-name="Source_20_Text"><text:span text:style-name="T1">auth/**</text:span></text:span> primeiro.</text:p>
        </text:list-item>
      </text:list>
      <text:p text:style-name="Horizontal_20_Line"/>
      <text:h text:style-name="P2" text:outline-level="2">5. Ordem sugerida de PRs/commits</text:h>
      <text:list text:style-name="L12">
        <text:list-item>
          <text:p text:style-name="P29">Utilitários + <text:span text:style-name="Source_20_Text"><text:span text:style-name="T2">users.service.spec.ts</text:span></text:span> completo.</text:p>
        </text:list-item>
        <text:list-item>
          <text:p text:style-name="P29"><text:span text:style-name="Source_20_Text"><text:span text:style-name="T1">auth.service.spec.ts</text:span></text:span>.</text:p>
        </text:list-item>
        <text:list-item>
          <text:p text:style-name="P29"><text:span text:style-name="Source_20_Text"><text:span text:style-name="T2">users.controller.spec.ts</text:span></text:span> + overrides de guard onde preciso.</text:p>
        </text:list-item>
        <text:list-item>
          <text:p text:style-name="P29"><text:span text:style-name="Source_20_Text"><text:span text:style-name="T1">auth.controller.spec.ts</text:span></text:span>.</text:p>
        </text:list-item>
        <text:list-item>
          <text:p text:style-name="P29"><text:span text:style-name="Source_20_Text"><text:span text:style-name="T2">jwt.strategy</text:span></text:span> (se ainda faltar cobertura).</text:p>
        </text:list-item>
        <text:list-item>
          <text:p text:style-name="P30">(Opcional) specs de DTO.</text:p>
        </text:list-item>
        <text:list-item>
          <text:p text:style-name="P31">Ajuste de <text:span text:style-name="Source_20_Text"><text:span text:style-name="T1">collectCoverageFrom</text:span></text:span> para excluir <text:span text:style-name="Source_20_Text"><text:span text:style-name="T1">src/generated/**</text:span></text:span> se o relatório ficar poluído.</text:p>
        </text:list-item>
      </text:list>
      <text:p text:style-name="Horizontal_20_Line"/>
      <text:h text:style-name="P2" text:outline-level="2">6. Riscos e decisões</text:h>
      <text:list text:style-name="L13">
        <text:list-item>
          <text:p text:style-name="P32">Testar cookie + <text:span text:style-name="Source_20_Text"><text:span text:style-name="T1">NODE_ENV</text:span></text:span>: sempre restaurar <text:span text:style-name="Source_20_Text"><text:span text:style-name="T1">process.env.NODE_ENV</text:span></text:span> após cada teste que o altere.</text:p>
        </text:list-item>
        <text:list-item>
          <text:p text:style-name="P33">E2e vs unitário: o <text:span text:style-name="Source_20_Text"><text:span text:style-name="T2">test/app.e2e-spec.ts</text:span></text:span> atual sobe <text:span text:style-name="Source_20_Text"><text:span text:style-name="T1">AppModule</text:span></text:span> real e pode exigir <text:span text:style-name="Source_20_Text"><text:span text:style-name="T1">DATABASE_URL</text:span></text:span> / migrações; isso é integração, não substitui os unitários acima. Para CI só com unitários, <text:span text:style-name="Source_20_Text"><text:span text:style-name="T1">npm test</text:span></text:span> basta até você configurar banco para e2e.</text:p>
        </text:list-item>
      </text:list>
      <text:p text:style-name="P34"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2T16:30:07.952259879</meta:creation-date>
    <dc:date>2026-04-12T16:35:39.824999253</dc:date>
    <meta:editing-duration>PT5M37S</meta:editing-duration>
    <meta:editing-cycles>1</meta:editing-cycles>
    <meta:document-statistic meta:table-count="1" meta:image-count="0" meta:object-count="0" meta:page-count="4" meta:paragraph-count="76" meta:word-count="888" meta:character-count="6003" meta:non-whitespace-character-count="5219"/>
    <meta:generator>LibreOffice/26.2.1.2$Linux_X86_64 LibreOffice_project/8399f6259d8c87f40e7255cdb3c9b958f5e08948</meta:generator>
  </office:meta>
</office:document-meta>
</file>